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63cm"/>
    </style:style>
    <style:style style:name="co21" style:family="table-column">
      <style:table-column-properties fo:break-before="auto" style:column-width="2.175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625cm"/>
    </style:style>
    <style:style style:name="co28" style:family="table-column">
      <style:table-column-properties fo:break-before="auto" style:column-width="3.062cm"/>
    </style:style>
    <style:style style:name="co29" style:family="table-column">
      <style:table-column-properties fo:break-before="auto" style:column-width="3.231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357cm"/>
    </style:style>
    <style:style style:name="co32" style:family="table-column">
      <style:table-column-properties fo:break-before="auto" style:column-width="3.761cm"/>
    </style:style>
    <style:style style:name="co33" style:family="table-column">
      <style:table-column-properties fo:break-before="auto" style:column-width="3.48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fo:border-bottom="none" fo:border-left="1.25pt solid #6666ff" fo:border-right="none" fo:border-top="1.25pt solid #6666ff"/>
    </style:style>
    <style:style style:name="ce115" style:family="table-cell" style:parent-style-name="Default">
      <style:table-cell-properties fo:border-bottom="none" fo:border-left="1.25pt solid #6666ff" fo:border-right="none" fo:border-top="none"/>
    </style:style>
    <style:style style:name="ce116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117" style:family="table-cell" style:parent-style-name="Default">
      <style:table-cell-properties fo:border-bottom="1.25pt solid #6666ff" fo:border-left="1.25pt solid #6666ff" fo:border-right="none" fo:border-top="non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1.25pt solid #6666ff" fo:border-left="none" fo:border-right="none" fo:border-top="none"/>
    </style:style>
    <style:style style:name="ce124" style:family="table-cell" style:parent-style-name="Default">
      <style:table-cell-properties fo:border-bottom="none" fo:border-left="none" fo:border-right="none" fo:border-top="1.25pt solid #6666ff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end" fo:margin-left="0cm"/>
    </style:style>
    <style:style style:name="ce128" style:family="table-cell" style:parent-style-name="Default">
      <style:table-cell-properties fo:border-bottom="none" fo:border-left="none" fo:border-right="1.25pt solid #6666ff" fo:border-top="1.25pt solid #6666ff"/>
    </style:style>
    <style:style style:name="ce129" style:family="table-cell" style:parent-style-name="Default">
      <style:table-cell-properties fo:border-bottom="none" fo:border-left="none" fo:border-right="1.25pt solid #6666ff" fo:border-top="none"/>
    </style:style>
    <style:style style:name="ce130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13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32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33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34" style:family="table-cell" style:parent-style-name="Default">
      <style:table-cell-properties fo:border-bottom="1.25pt solid #6666ff" fo:border-left="none" fo:border-right="1.25pt solid #6666ff" fo:border-top="none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37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141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145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9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153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5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15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5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63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65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6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68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7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73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74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7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1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87" style:family="table-cell" style:parent-style-name="Default">
      <style:table-cell-properties fo:border-bottom="none" fo:border-left="none" fo:border-right="none" fo:border-top="1.25pt solid #000000"/>
    </style:style>
    <style:style style:name="ce18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19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19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19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19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</style:style>
    <style:style style:name="ce199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202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20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4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7e0021"/>
      <style:text-properties fo:color="#ffffff" style:font-name="Liberation Sans3"/>
    </style:style>
    <style:style style:name="ce208" style:family="table-cell" style:parent-style-name="Default">
      <style:table-cell-properties fo:background-color="#7e0021"/>
      <style:text-properties fo:color="#ffffff"/>
    </style:style>
    <style:style style:name="ce209" style:family="table-cell" style:parent-style-name="Default">
      <style:text-properties style:font-name="Liberation Sans3"/>
    </style:style>
    <style:style style:name="ce210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</style:style>
    <style:style style:name="ce211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font-name="Ubuntu1"/>
    </style:style>
    <style:style style:name="ce213" style:family="table-cell" style:parent-style-name="Default">
      <style:text-properties fo:color="#cc0000" fo:font-weight="bold" style:font-weight-asian="bold" style:font-weight-complex="bold"/>
    </style:style>
    <style:style style:name="ce214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215" style:family="table-cell" style:parent-style-name="Default">
      <style:text-properties fo:color="#000000" fo:font-weight="normal" style:font-weight-asian="normal" style:font-weight-complex="normal"/>
    </style:style>
    <style:style style:name="ce216" style:family="table-cell" style:parent-style-name="Default">
      <style:text-properties style:use-window-font-color="true" fo:font-weight="normal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</style:style>
    <style:style style:name="ce223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</style:style>
    <style:style style:name="ce225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22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</style:style>
    <style:style style:name="ce227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sessao2" table:style-name="ta4">
        <table:table-column table:style-name="co19" table:number-columns-repeated="8" table:default-cell-style-name="Default"/>
        <table:table-row table:style-name="ro7">
          <table:table-cell table:number-columns-repeated="2"/>
          <table:table-cell table:style-name="ce118"/>
          <table:table-cell/>
          <table:table-cell table:style-name="ce125"/>
          <table:table-cell table:number-columns-repeated="3"/>
        </table:table-row>
        <table:table-row table:style-name="ro7">
          <table:table-cell/>
          <table:table-cell table:style-name="ce114"/>
          <table:table-cell table:style-name="ce119" office:value-type="string" calcext:value-type="string" table:number-columns-spanned="2" table:number-rows-spanned="1">
            <text:p>Caracteristica V-I</text:p>
          </table:table-cell>
          <table:covered-table-cell table:style-name="ce124"/>
          <table:table-cell table:style-name="ce126" office:value-type="string" calcext:value-type="string">
            <text:p>SV1</text:p>
          </table:table-cell>
          <table:table-cell table:style-name="ce128"/>
          <table:table-cell table:number-columns-repeated="2"/>
        </table:table-row>
        <table:table-row table:style-name="ro7">
          <table:table-cell/>
          <table:table-cell table:style-name="ce115"/>
          <table:table-cell table:number-columns-repeated="3"/>
          <table:table-cell table:style-name="ce129"/>
          <table:table-cell table:number-columns-repeated="2"/>
        </table:table-row>
        <table:table-row table:style-name="ro7">
          <table:table-cell/>
          <table:table-cell table:style-name="ce116" office:value-type="string" calcext:value-type="string">
            <text:p>label I</text:p>
          </table:table-cell>
          <table:table-cell table:style-name="ce120" office:value-type="string" calcext:value-type="string">
            <text:p>I(mA)</text:p>
          </table:table-cell>
          <table:table-cell table:style-name="ce120" office:value-type="string" calcext:value-type="string">
            <text:p>eI(mA)</text:p>
          </table:table-cell>
          <table:table-cell table:style-name="ce120" office:value-type="string" calcext:value-type="string">
            <text:p>T(mV)</text:p>
          </table:table-cell>
          <table:table-cell table:style-name="ce130"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/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10.0083" calcext:value-type="float">
            <text:p>10,0083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648" calcext:value-type="float">
            <text:p>648</text:p>
          </table:table-cell>
          <table:table-cell table:style-name="ce131" office:value-type="float" office:value="0.02" calcext:value-type="float">
            <text:p>0,02</text:p>
          </table:table-cell>
          <table:table-cell/>
          <table:table-cell table:formula="of:=ABS([.E5]/[.C5])" office:value-type="float" office:value="64.7462606036989" calcext:value-type="float">
            <text:p>64,7462606037</text:p>
          </table:table-cell>
        </table:table-row>
        <table:table-row table:style-name="ro7">
          <table:table-cell/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8.0054" calcext:value-type="float">
            <text:p>8,005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517.93" calcext:value-type="float">
            <text:p>517,93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6]/[.C6])" office:value-type="float" office:value="64.6975791340845" calcext:value-type="float">
            <text:p>64,6975791341</text:p>
          </table:table-cell>
        </table:table-row>
        <table:table-row table:style-name="ro7">
          <table:table-cell/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5.9991" calcext:value-type="float">
            <text:p>5,9991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387.87" calcext:value-type="float">
            <text:p>387,87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7]/[.C7])" office:value-type="float" office:value="64.6546982047307" calcext:value-type="float">
            <text:p>64,6546982047</text:p>
          </table:table-cell>
        </table:table-row>
        <table:table-row table:style-name="ro7">
          <table:table-cell/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258.5" calcext:value-type="float">
            <text:p>258,5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8]/[.C8])" office:value-type="float" office:value="64.625" calcext:value-type="float">
            <text:p>64,625</text:p>
          </table:table-cell>
        </table:table-row>
        <table:table-row table:style-name="ro7">
          <table:table-cell/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.0014" calcext:value-type="float">
            <text:p>2,001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129.3" calcext:value-type="float">
            <text:p>129,3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9]/[.C9])" office:value-type="float" office:value="64.6047766563406" calcext:value-type="float">
            <text:p>64,6047766563</text:p>
          </table:table-cell>
        </table:table-row>
        <table:table-row table:style-name="ro7">
          <table:table-cell/>
          <table:table-cell table:style-name="ce115" office:value-type="float" office:value="0" calcext:value-type="float">
            <text:p>0</text:p>
          </table:table-cell>
          <table:table-cell table:style-name="ce121" office:value-type="float" office:value="0.0003" calcext:value-type="float">
            <text:p>0,0003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0.018" calcext:value-type="float">
            <text:p>0,018</text:p>
          </table:table-cell>
          <table:table-cell table:style-name="ce132" office:value-type="string" calcext:value-type="string">
            <text:p>0,001</text:p>
          </table:table-cell>
          <table:table-cell/>
          <table:table-cell table:formula="of:=ABS([.E10]/[.C10])" office:value-type="float" office:value="60" calcext:value-type="float">
            <text:p>60</text:p>
          </table:table-cell>
        </table:table-row>
        <table:table-row table:style-name="ro7">
          <table:table-cell/>
          <table:table-cell table:style-name="ce115" office:value-type="float" office:value="-2" calcext:value-type="float">
            <text:p>-2</text:p>
          </table:table-cell>
          <table:table-cell table:style-name="ce121" office:value-type="float" office:value="-2.0004" calcext:value-type="float">
            <text:p>-2,000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129.24" calcext:value-type="float">
            <text:p>-129,24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1]/[.C11])" office:value-type="float" office:value="64.6070785842831" calcext:value-type="float">
            <text:p>64,6070785843</text:p>
          </table:table-cell>
        </table:table-row>
        <table:table-row table:style-name="ro7">
          <table:table-cell/>
          <table:table-cell table:style-name="ce115" office:value-type="float" office:value="-4" calcext:value-type="float">
            <text:p>-4</text:p>
          </table:table-cell>
          <table:table-cell table:style-name="ce121" office:value-type="float" office:value="-3.9995" calcext:value-type="float">
            <text:p>-3,9995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258.46" calcext:value-type="float">
            <text:p>-258,46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2]/[.C12])" office:value-type="float" office:value="64.6230778847356" calcext:value-type="float">
            <text:p>64,6230778847</text:p>
          </table:table-cell>
        </table:table-row>
        <table:table-row table:style-name="ro7">
          <table:table-cell/>
          <table:table-cell table:style-name="ce115" office:value-type="float" office:value="-6" calcext:value-type="float">
            <text:p>-6</text:p>
          </table:table-cell>
          <table:table-cell table:style-name="ce121" office:value-type="float" office:value="-6.0094" calcext:value-type="float">
            <text:p>-6,009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388.52" calcext:value-type="float">
            <text:p>-388,52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3]/[.C13])" office:value-type="float" office:value="64.6520451292974" calcext:value-type="float">
            <text:p>64,6520451293</text:p>
          </table:table-cell>
        </table:table-row>
        <table:table-row table:style-name="ro7">
          <table:table-cell/>
          <table:table-cell table:style-name="ce115" office:value-type="float" office:value="-8" calcext:value-type="float">
            <text:p>-8</text:p>
          </table:table-cell>
          <table:table-cell table:style-name="ce121" office:value-type="float" office:value="-8.0047" calcext:value-type="float">
            <text:p>-8,0047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517.84" calcext:value-type="float">
            <text:p>-517,84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4]/[.C14])" office:value-type="float" office:value="64.6919934538459" calcext:value-type="float">
            <text:p>64,6919934538</text:p>
          </table:table-cell>
        </table:table-row>
        <table:table-row table:style-name="ro7">
          <table:table-cell/>
          <table:table-cell table:style-name="ce117" office:value-type="float" office:value="-10" calcext:value-type="float">
            <text:p>-10</text:p>
          </table:table-cell>
          <table:table-cell table:style-name="ce122" office:value-type="float" office:value="-9.9959" calcext:value-type="float">
            <text:p>-9,9959</text:p>
          </table:table-cell>
          <table:table-cell table:style-name="ce122" office:value-type="float" office:value="0.0001" calcext:value-type="float">
            <text:p>0,0001</text:p>
          </table:table-cell>
          <table:table-cell table:style-name="ce122" office:value-type="float" office:value="-647.17" calcext:value-type="float">
            <text:p>-647,17</text:p>
          </table:table-cell>
          <table:table-cell table:style-name="ce133" office:value-type="float" office:value="0.02" calcext:value-type="float">
            <text:p>0,02</text:p>
          </table:table-cell>
          <table:table-cell/>
          <table:table-cell table:formula="of:=ABS([.E15]/[.C15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8"/>
        </table:table-row>
        <table:table-row table:style-name="ro7">
          <table:table-cell/>
          <table:table-cell table:style-name="ce114"/>
          <table:table-cell table:style-name="ce119" office:value-type="string" calcext:value-type="string" table:number-columns-spanned="2" table:number-rows-spanned="1">
            <text:p>Caracteristica V-I</text:p>
          </table:table-cell>
          <table:covered-table-cell table:style-name="ce124"/>
          <table:table-cell table:style-name="ce126" office:value-type="string" calcext:value-type="string">
            <text:p>SV2</text:p>
          </table:table-cell>
          <table:table-cell table:style-name="ce128"/>
          <table:table-cell table:number-columns-repeated="2"/>
        </table:table-row>
        <table:table-row table:style-name="ro7">
          <table:table-cell/>
          <table:table-cell table:style-name="ce115"/>
          <table:table-cell table:number-columns-repeated="3"/>
          <table:table-cell table:style-name="ce129"/>
          <table:table-cell table:number-columns-repeated="2"/>
        </table:table-row>
        <table:table-row table:style-name="ro7">
          <table:table-cell/>
          <table:table-cell table:style-name="ce116" office:value-type="string" calcext:value-type="string">
            <text:p>label I</text:p>
          </table:table-cell>
          <table:table-cell table:style-name="ce120" office:value-type="string" calcext:value-type="string">
            <text:p>I(mA)</text:p>
          </table:table-cell>
          <table:table-cell table:style-name="ce120" office:value-type="string" calcext:value-type="string">
            <text:p>eI(mA)</text:p>
          </table:table-cell>
          <table:table-cell table:style-name="ce120" office:value-type="string" calcext:value-type="string">
            <text:p>T(mV)</text:p>
          </table:table-cell>
          <table:table-cell table:style-name="ce130"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/>
          <table:table-cell table:style-name="ce115"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0]/[.C20])" office:value-type="float" office:value="57.5269568690096" calcext:value-type="float">
            <text:p>57,526956869</text:p>
          </table:table-cell>
        </table:table-row>
        <table:table-row table:style-name="ro7">
          <table:table-cell/>
          <table:table-cell table:style-name="ce115"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1]/[.C21])" office:value-type="float" office:value="57.4897540983607" calcext:value-type="float">
            <text:p>57,4897540984</text:p>
          </table:table-cell>
        </table:table-row>
        <table:table-row table:style-name="ro7">
          <table:table-cell/>
          <table:table-cell table:style-name="ce115"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table:style-name="ce129" office:value-type="float" office:value="0.03" calcext:value-type="float">
            <text:p>0,03</text:p>
          </table:table-cell>
          <table:table-cell/>
          <table:table-cell table:formula="of:=ABS([.E22]/[.C22])" office:value-type="float" office:value="57.4680511182109" calcext:value-type="float">
            <text:p>57,4680511182</text:p>
          </table:table-cell>
        </table:table-row>
        <table:table-row table:style-name="ro7">
          <table:table-cell/>
          <table:table-cell table:style-name="ce115"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3]/[.C23])" office:value-type="float" office:value="57.455416157434" calcext:value-type="float">
            <text:p>57,4554161574</text:p>
          </table:table-cell>
        </table:table-row>
        <table:table-row table:style-name="ro7">
          <table:table-cell/>
          <table:table-cell table:style-name="ce115"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4]/[.C24])" office:value-type="float" office:value="57.8204807836474" calcext:value-type="float">
            <text:p>57,8204807836</text:p>
          </table:table-cell>
        </table:table-row>
        <table:table-row table:style-name="ro7">
          <table:table-cell/>
          <table:table-cell table:style-name="ce115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5]/[.C25])" office:value-type="float" office:value="11.6666666666667" calcext:value-type="float">
            <text:p>11,6666666667</text:p>
          </table:table-cell>
        </table:table-row>
        <table:table-row table:style-name="ro7">
          <table:table-cell/>
          <table:table-cell table:style-name="ce115"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table:style-name="ce129" office:value-type="float" office:value="0.001" calcext:value-type="float">
            <text:p>0,001</text:p>
          </table:table-cell>
          <table:table-cell/>
          <table:table-cell table:formula="of:=ABS([.E26]/[.C26])" office:value-type="float" office:value="58.1260689103365" calcext:value-type="float">
            <text:p>58,1260689103</text:p>
          </table:table-cell>
        </table:table-row>
        <table:table-row table:style-name="ro7">
          <table:table-cell/>
          <table:table-cell table:style-name="ce115"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7]/[.C27])" office:value-type="float" office:value="57.4275380394113" calcext:value-type="float">
            <text:p>57,4275380394</text:p>
          </table:table-cell>
        </table:table-row>
        <table:table-row table:style-name="ro7">
          <table:table-cell/>
          <table:table-cell table:style-name="ce115"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8]/[.C28])" office:value-type="float" office:value="57.4335841267728" calcext:value-type="float">
            <text:p>57,4335841268</text:p>
          </table:table-cell>
        </table:table-row>
        <table:table-row table:style-name="ro7">
          <table:table-cell/>
          <table:table-cell table:style-name="ce115"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table:style-name="ce129" office:value-type="float" office:value="0.003" calcext:value-type="float">
            <text:p>0,003</text:p>
          </table:table-cell>
          <table:table-cell/>
          <table:table-cell table:formula="of:=ABS([.E29]/[.C29])" office:value-type="float" office:value="57.4568265313773" calcext:value-type="float">
            <text:p>57,4568265314</text:p>
          </table:table-cell>
        </table:table-row>
        <table:table-row table:style-name="ro7">
          <table:table-cell/>
          <table:table-cell table:style-name="ce117" office:value-type="float" office:value="-10" calcext:value-type="float">
            <text:p>-10</text:p>
          </table:table-cell>
          <table:table-cell table:style-name="ce123" office:value-type="float" office:value="-9.99934" calcext:value-type="float">
            <text:p>-9,99934</text:p>
          </table:table-cell>
          <table:table-cell table:style-name="ce123" office:value-type="float" office:value="0.0001" calcext:value-type="float">
            <text:p>0,0001</text:p>
          </table:table-cell>
          <table:table-cell table:style-name="ce127" office:value-type="float" office:value="-574.575" calcext:value-type="float">
            <text:p>-574,575</text:p>
          </table:table-cell>
          <table:table-cell table:style-name="ce134" office:value-type="float" office:value="0.005" calcext:value-type="float">
            <text:p>0,005</text:p>
          </table:table-cell>
          <table:table-cell/>
          <table:table-cell table:formula="of:=ABS([.E30]/[.C30])" office:value-type="float" office:value="57.4612924453014" calcext:value-type="float">
            <text:p>57,4612924453</text:p>
          </table:table-cell>
        </table:table-row>
        <table:table-row table:style-name="ro7" table:number-rows-repeated="104854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Parâmetros" table:style-name="ta4"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5" table:number-columns-repeated="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21" table:number-columns-repeated="10"/>
          <table:table-cell table:number-columns-repeated="5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0" office:value-type="string" calcext:value-type="string">
            <text:p>e_I (A)</text:p>
          </table:table-cell>
          <table:table-cell table:style-name="ce124"/>
          <table:table-cell table:style-name="ce150" office:value-type="string" calcext:value-type="string" table:number-columns-spanned="2" table:number-rows-spanned="1">
            <text:p>-40 a 40 Oe c/ passo de 1 Oe</text:p>
          </table:table-cell>
          <table:covered-table-cell table:style-name="ce162"/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 (A)</text:p>
          </table:table-cell>
          <table:table-cell table:style-name="ce177"/>
          <table:table-cell table:style-name="ce182" office:value-type="string" calcext:value-type="string" table:number-columns-spanned="2" table:number-rows-spanned="1">
            <text:p>-200 a 200 Oe c/ passo de 5 Oe</text:p>
          </table:table-cell>
          <table:covered-table-cell table:style-name="ce162"/>
          <table:table-cell/>
          <table:table-cell table:style-name="ce136"/>
          <table:table-cell table:style-name="ce192" office:value-type="string" calcext:value-type="string" table:number-columns-spanned="2" table:number-rows-spanned="2">
            <text:p>Média SV1</text:p>
          </table:table-cell>
          <table:covered-table-cell table:style-name="ce162"/>
        </table:table-row>
        <table:table-row table:style-name="ro7">
          <table:table-cell/>
          <table:table-cell table:style-name="ce137" office:value-type="float" office:value="0.0010004" calcext:value-type="float">
            <text:p>1,00E-003</text:p>
          </table:table-cell>
          <table:table-cell table:style-name="ce141" office:value-type="float" office:value="0.0000001" calcext:value-type="float">
            <text:p>1,00E-007</text:p>
          </table:table-cell>
          <table:table-cell/>
          <table:table-cell table:style-name="ce151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9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style-name="ce121"/>
          <table:table-cell table:style-name="ce183" office:value-type="string" calcext:value-type="string" table:number-columns-spanned="2" table:number-rows-spanned="1">
            <text:p>SV1</text:p>
          </table:table-cell>
          <table:covered-table-cell table:style-name="ce185"/>
          <table:table-cell/>
          <table:table-cell table:style-name="ce188"/>
          <table:covered-table-cell table:style-name="ce183"/>
          <table:covered-table-cell table:style-name="ce185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52" office:value-type="string" calcext:value-type="string">
            <text:p>Varrimento 1</text:p>
          </table:table-cell>
          <table:table-cell table:style-name="ce163" office:value-type="string" calcext:value-type="string">
            <text:p>Varrimento 2</text:p>
          </table:table-cell>
          <table:table-cell table:style-name="ce121"/>
          <table:table-cell table:style-name="ce115"/>
          <table:table-cell/>
          <table:table-cell table:style-name="ce121"/>
          <table:table-cell table:style-name="ce184" office:value-type="string" calcext:value-type="string">
            <text:p>Varrimento 1</text:p>
          </table:table-cell>
          <table:table-cell table:style-name="ce186" office:value-type="string" calcext:value-type="string">
            <text:p>Varrimento 2</text:p>
          </table:table-cell>
          <table:table-cell/>
          <table:table-cell table:style-name="ce188"/>
          <table:table-cell table:style-name="ce193" office:value-type="string" calcext:value-type="string" table:number-columns-spanned="2" table:number-rows-spanned="1">
            <text:p>-200 a 200 Oe c/ passo de 5 Oe</text:p>
          </table:table-cell>
          <table:covered-table-cell table:style-name="ce186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5"/>
          <table:table-cell/>
          <table:table-cell table:style-name="ce144" office:value-type="string" calcext:value-type="string">
            <text:p>Rp (Ω)</text:p>
          </table:table-cell>
          <table:table-cell table:style-name="ce153" office:value-type="float" office:value="65.109" calcext:value-type="float">
            <text:p>65,1090</text:p>
          </table:table-cell>
          <table:table-cell table:style-name="ce164" office:value-type="float" office:value="64.6651" calcext:value-type="float">
            <text:p>64,6651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5.0793" calcext:value-type="float">
            <text:p>65,0793</text:p>
          </table:table-cell>
          <table:table-cell table:style-name="ce164" office:value-type="float" office:value="65.1387" calcext:value-type="float">
            <text:p>65,1387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p (Ω)</text:p>
          </table:table-cell>
          <table:table-cell table:style-name="ce153" office:value-type="float" office:value="0.00744243" calcext:value-type="float">
            <text:p>0,0074</text:p>
          </table:table-cell>
          <table:table-cell table:style-name="ce164" office:value-type="float" office:value="0.00746353" calcext:value-type="float">
            <text:p>0,007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43948" calcext:value-type="float">
            <text:p>0,0074</text:p>
          </table:table-cell>
          <table:table-cell table:style-name="ce164" office:value-type="float" office:value="0.00744537" calcext:value-type="float">
            <text:p>0,0074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Rap (Ω)</text:p>
          </table:table-cell>
          <table:table-cell table:style-name="ce153" office:value-type="float" office:value="69.8514" calcext:value-type="float">
            <text:p>69,8514</text:p>
          </table:table-cell>
          <table:table-cell table:style-name="ce164" office:value-type="float" office:value="69.1613" calcext:value-type="float">
            <text:p>69,161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9.8642" calcext:value-type="float">
            <text:p>69,8642</text:p>
          </table:table-cell>
          <table:table-cell table:style-name="ce164" office:value-type="float" office:value="69.8385" calcext:value-type="float">
            <text:p>69,8385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ap (Ω)</text:p>
          </table:table-cell>
          <table:table-cell table:style-name="ce153" office:value-type="float" office:value="0.00791234" calcext:value-type="float">
            <text:p>0,0079</text:p>
          </table:table-cell>
          <table:table-cell table:style-name="ce164" office:value-type="float" office:value="0.00791297" calcext:value-type="float">
            <text:p>0,0079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91362" calcext:value-type="float">
            <text:p>0,0079</text:p>
          </table:table-cell>
          <table:table-cell table:style-name="ce164" office:value-type="float" office:value="0.00791107" calcext:value-type="float">
            <text:p>0,0079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MR máx</text:p>
          </table:table-cell>
          <table:table-cell table:style-name="ce154" table:formula="of:=([.E8]-[.E6])*100/[.E6]" office:value-type="float" office:value="7.28378565175322" calcext:value-type="float">
            <text:p>7,2838</text:p>
          </table:table-cell>
          <table:table-cell table:style-name="ce164" table:formula="of:=([.F8]-[.F6])*100/[.F6]" office:value-type="float" office:value="6.95305504824086" calcext:value-type="float">
            <text:p>6,9531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8]-[.K6])*100/[.K6]" office:value-type="float" office:value="7.35241466948783" calcext:value-type="float">
            <text:p>7,3524</text:p>
          </table:table-cell>
          <table:table-cell table:style-name="ce164" table:formula="of:=([.L8]-[.L6])*100/[.L6]" office:value-type="float" office:value="7.21506569827153" calcext:value-type="float">
            <text:p>7,2151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6" office:value-type="string" calcext:value-type="string">
            <text:p>e_MR máx</text:p>
          </table:table-cell>
          <table:table-cell table:style-name="ce155" table:formula="of:=([.E9]/[.E6] + [.E7]*[.E8]/[.E6]^2)*100" office:value-type="float" office:value="0.0244157653296499" calcext:value-type="float">
            <text:p>0,0244</text:p>
          </table:table-cell>
          <table:table-cell table:style-name="ce165" table:formula="of:=([.F9]/[.F6] + [.F7]*[.F8]/[.F6]^2)*100" office:value-type="float" office:value="0.0245811780225222" calcext:value-type="float">
            <text:p>0,0246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9]/[.K6] + [.K7]*[.K8]/[.K6]^2)*100" office:value-type="float" office:value="0.024431856855949" calcext:value-type="float">
            <text:p>0,0244</text:p>
          </table:table-cell>
          <table:table-cell table:style-name="ce165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65"/>
        </table:table-row>
        <table:table-row table:style-name="ro7">
          <table:table-cell/>
          <table:table-cell table:style-name="ce121" table:number-columns-repeated="3"/>
          <table:table-cell table:style-name="ce156" table:number-columns-repeated="8"/>
          <table:table-cell table:number-columns-repeated="4"/>
        </table:table-row>
        <table:table-row table:style-name="ro7">
          <table:table-cell table:style-name="ce135"/>
          <table:table-cell table:style-name="ce138" table:number-columns-repeated="3"/>
          <table:table-cell table:style-name="ce157" table:number-columns-repeated="8"/>
          <table:table-cell table:style-name="ce187" table:number-columns-repeated="4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</text:p>
          </table:table-cell>
          <table:table-cell table:style-name="ce124"/>
          <table:table-cell table:style-name="ce158" office:value-type="string" calcext:value-type="string" table:number-columns-spanned="2" table:number-rows-spanned="1">
            <text:p>-100 <text:s/>a 100 Oe c/ passo de 1 Oe</text:p>
          </table:table-cell>
          <table:covered-table-cell table:style-name="ce166"/>
          <table:table-cell table:style-name="ce156"/>
          <table:table-cell table:style-name="ce172" office:value-type="string" calcext:value-type="string">
            <text:p>I (A)</text:p>
          </table:table-cell>
          <table:table-cell table:style-name="ce175" office:value-type="string" calcext:value-type="string">
            <text:p>e_I</text:p>
          </table:table-cell>
          <table:table-cell table:style-name="ce181"/>
          <table:table-cell table:style-name="ce158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  <table:table-cell/>
          <table:table-cell table:style-name="ce172"/>
          <table:table-cell table:style-name="ce19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39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 table:style-name="ce156"/>
          <table:table-cell table:style-name="ce173" office:value-type="float" office:value="0.0010025" calcext:value-type="float">
            <text:p>0,0010</text:p>
          </table:table-cell>
          <table:table-cell table:style-name="ce176" office:value-type="float" office:value="0.0000001" calcext:value-type="float">
            <text:p>0,0000</text:p>
          </table:table-cell>
          <table:table-cell table:style-name="ce156"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/>
          <table:table-cell table:style-name="ce170"/>
          <table:covered-table-cell table:number-columns-repeated="2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 table:style-name="ce156"/>
          <table:table-cell table:style-name="ce170"/>
          <table:table-cell table:style-name="ce156" table:number-columns-repeated="2"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/>
          <table:table-cell table:style-name="ce170"/>
          <table:table-cell table:style-name="ce197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</table:table-row>
        <table:table-row table:style-name="ro7">
          <table:table-cell/>
          <table:table-cell table:style-name="ce115"/>
          <table:table-cell/>
          <table:table-cell table:style-name="ce147" office:value-type="string" calcext:value-type="string">
            <text:p>Rp (Ω)</text:p>
          </table:table-cell>
          <table:table-cell table:style-name="ce161" office:value-type="float" office:value="60.8937" calcext:value-type="float">
            <text:p>60,8937</text:p>
          </table:table-cell>
          <table:table-cell table:style-name="ce169" office:value-type="float" office:value="60.8937" calcext:value-type="float">
            <text:p>60,8937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1.0085" calcext:value-type="float">
            <text:p>61,0085</text:p>
          </table:table-cell>
          <table:table-cell table:style-name="ce164" office:value-type="float" office:value="61.0065" calcext:value-type="float">
            <text:p>61,0065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p (Ω)</text:p>
          </table:table-cell>
          <table:table-cell table:style-name="ce154" office:value-type="float" office:value="0.00703171" calcext:value-type="float">
            <text:p>0,0070</text:p>
          </table:table-cell>
          <table:table-cell table:style-name="ce164" office:value-type="float" office:value="0.00703171" calcext:value-type="float">
            <text:p>0,0070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08314" calcext:value-type="float">
            <text:p>0,0071</text:p>
          </table:table-cell>
          <table:table-cell table:style-name="ce164" office:value-type="float" office:value="0.00708294" calcext:value-type="float">
            <text:p>0,0071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Rap (Ω)</text:p>
          </table:table-cell>
          <table:table-cell table:style-name="ce154" office:value-type="float" office:value="63.419" calcext:value-type="float">
            <text:p>63,4190</text:p>
          </table:table-cell>
          <table:table-cell table:style-name="ce164" office:value-type="float" office:value="63.4785" calcext:value-type="float">
            <text:p>63,478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3.5401" calcext:value-type="float">
            <text:p>63,5401</text:p>
          </table:table-cell>
          <table:table-cell table:style-name="ce164" office:value-type="float" office:value="63.616" calcext:value-type="float">
            <text:p>63,6160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ap (Ω)</text:p>
          </table:table-cell>
          <table:table-cell table:style-name="ce154" office:value-type="float" office:value="0.00728218" calcext:value-type="float">
            <text:p>0,0073</text:p>
          </table:table-cell>
          <table:table-cell table:style-name="ce164" office:value-type="float" office:value="0.00728809" calcext:value-type="float">
            <text:p>0,007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33568" calcext:value-type="float">
            <text:p>0,0073</text:p>
          </table:table-cell>
          <table:table-cell table:style-name="ce164" office:value-type="float" office:value="0.00734324" calcext:value-type="float">
            <text:p>0,0073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MR máx</text:p>
          </table:table-cell>
          <table:table-cell table:style-name="ce154" table:formula="of:=([.E19]-[.E17])*100/[.E17]" office:value-type="float" office:value="4.14706283244407" calcext:value-type="float">
            <text:p>4,1471</text:p>
          </table:table-cell>
          <table:table-cell table:style-name="ce164" table:formula="of:=([.F19]-[.F17])*100/[.F17]" office:value-type="float" office:value="4.24477408993048" calcext:value-type="float">
            <text:p>4,2448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19]-[.K17])*100/[.K17]" office:value-type="float" office:value="4.14958571346616" calcext:value-type="float">
            <text:p>4,1496</text:p>
          </table:table-cell>
          <table:table-cell table:style-name="ce164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9" office:value-type="string" calcext:value-type="string">
            <text:p>e_MR máx</text:p>
          </table:table-cell>
          <table:table-cell table:style-name="ce155" table:formula="of:=([.E20]/[.E17] + [.E18]*[.E19]/[.E17]^2)*100" office:value-type="float" office:value="0.0239852389194535" calcext:value-type="float">
            <text:p>0,0240</text:p>
          </table:table-cell>
          <table:table-cell table:style-name="ce165" table:formula="of:=([.F20]/[.F17] + [.F18]*[.F19]/[.F17]^2)*100" office:value-type="float" office:value="0.0240062275804542" calcext:value-type="float">
            <text:p>0,0240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20]/[.K17] + [.K18]*[.K19]/[.K17]^2)*100" office:value-type="float" office:value="0.0241158870739402" calcext:value-type="float">
            <text:p>0,0241</text:p>
          </table:table-cell>
          <table:table-cell table:style-name="ce165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65"/>
        </table:table-row>
        <table:table-row table:style-name="ro7" table:number-rows-repeated="10">
          <table:table-cell/>
          <table:table-cell table:style-name="ce121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21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19" table:default-cell-style-name="Default"/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7">
          <table:table-cell table:style-name="ce121"/>
          <table:table-cell table:style-name="ce198" office:value-type="string" calcext:value-type="string">
            <text:p>Estrutura</text:p>
          </table:table-cell>
          <table:table-cell table:style-name="ce210" office:value-type="string" calcext:value-type="string">
            <text:p>Sentido</text:p>
          </table:table-cell>
          <table:table-cell table:style-name="ce210" office:value-type="string" calcext:value-type="string">
            <text:p>Regiao Linear</text:p>
          </table:table-cell>
          <table:table-cell table:style-name="ce212" office:value-type="string" calcext:value-type="string">
            <text:p>ΔH Regiao Lin.</text:p>
          </table:table-cell>
          <table:table-cell table:style-name="ce210" office:value-type="string" calcext:value-type="string">
            <text:p>S (% Oe^-1)</text:p>
          </table:table-cell>
          <table:table-cell table:style-name="ce210" office:value-type="string" calcext:value-type="string">
            <text:p>e_S (% Oe^-1)</text:p>
          </table:table-cell>
          <table:table-cell table:style-name="ce210" office:value-type="string" calcext:value-type="string">
            <text:p>Smed (% Oe^-1)</text:p>
          </table:table-cell>
          <table:table-cell table:style-name="ce222" office:value-type="string" calcext:value-type="string">
            <text:p>e_Smed (% Oe^-1)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199" office:value-type="string" calcext:value-type="string" table:number-columns-spanned="1" table:number-rows-spanned="2">
            <text:p>SV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7 ; -12]</text:p>
          </table:table-cell>
          <table:table-cell table:style-name="ce121" table:formula="of:=12-7" office:value-type="float" office:value="5" calcext:value-type="float">
            <text:p>5</text:p>
          </table:table-cell>
          <table:table-cell table:style-name="ce121" office:value-type="float" office:value="-0.746897" calcext:value-type="float">
            <text:p>-0,746897</text:p>
          </table:table-cell>
          <table:table-cell table:style-name="ce121" office:value-type="float" office:value="0.1758" calcext:value-type="float">
            <text:p>0,1758</text:p>
          </table:table-cell>
          <table:table-cell table:style-name="ce219" table:formula="of:=([.F4]+[.F5])/2" office:value-type="float" office:value="-0.813131" calcext:value-type="float" table:number-columns-spanned="1" table:number-rows-spanned="2">
            <text:p>-0,813131</text:p>
          </table:table-cell>
          <table:table-cell table:style-name="ce223" table:formula="of:=([.G4]+[.G5])/2" office:value-type="float" office:value="0.2963025" calcext:value-type="float" table:number-columns-spanned="1" table:number-rows-spanned="2">
            <text:p>0,2963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0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[-17 ; -22]</text:p>
          </table:table-cell>
          <table:table-cell table:style-name="ce121" table:formula="of:=22-17" office:value-type="float" office:value="5" calcext:value-type="float">
            <text:p>5</text:p>
          </table:table-cell>
          <table:table-cell table:style-name="ce121" office:value-type="float" office:value="-0.879365" calcext:value-type="float">
            <text:p>-0,879365</text:p>
          </table:table-cell>
          <table:table-cell table:style-name="ce121" table:formula="of:=0.416805" office:value-type="float" office:value="0.416805" calcext:value-type="float">
            <text:p>0,416805</text:p>
          </table:table-cell>
          <table:covered-table-cell table:style-name="ce121"/>
          <table:covered-table-cell table:style-name="ce224"/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201" office:value-type="string" calcext:value-type="string" table:number-columns-spanned="1" table:number-rows-spanned="2">
            <text:p>SV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6 ; -14]</text:p>
          </table:table-cell>
          <table:table-cell table:style-name="ce121" table:formula="of:=14-6" office:value-type="float" office:value="8" calcext:value-type="float">
            <text:p>8</text:p>
          </table:table-cell>
          <table:table-cell table:style-name="ce121" office:value-type="float" office:value="-0.195787" calcext:value-type="float">
            <text:p>-0,195787</text:p>
          </table:table-cell>
          <table:table-cell table:style-name="ce121" office:value-type="float" office:value="0.0275436" calcext:value-type="float">
            <text:p>0,0275436</text:p>
          </table:table-cell>
          <table:table-cell table:style-name="ce220" table:formula="of:=([.F6]+[.F7])/2" office:value-type="float" office:value="-0.1858395" calcext:value-type="float" table:number-columns-spanned="1" table:number-rows-spanned="2">
            <text:p>-0,1858395</text:p>
          </table:table-cell>
          <table:table-cell table:style-name="ce225" table:formula="of:=([.G6]+[.G7])/2" office:value-type="float" office:value="0.03210025" calcext:value-type="float" table:number-columns-spanned="1" table:number-rows-spanned="2">
            <text:p>0,03210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2"/>
          <table:table-cell table:style-name="ce211" office:value-type="float" office:value="2" calcext:value-type="float">
            <text:p>2</text:p>
          </table:table-cell>
          <table:table-cell table:style-name="ce211" office:value-type="string" calcext:value-type="string">
            <text:p>[-11 ; -21]</text:p>
          </table:table-cell>
          <table:table-cell table:style-name="ce211" table:formula="of:=21-11" office:value-type="float" office:value="10" calcext:value-type="float">
            <text:p>10</text:p>
          </table:table-cell>
          <table:table-cell table:style-name="ce211" office:value-type="float" office:value="-0.175892" calcext:value-type="float">
            <text:p>-0,175892</text:p>
          </table:table-cell>
          <table:table-cell table:style-name="ce211" office:value-type="float" office:value="0.0366569" calcext:value-type="float">
            <text:p>0,0366569</text:p>
          </table:table-cell>
          <table:covered-table-cell table:style-name="ce211"/>
          <table:covered-table-cell table:style-name="ce226"/>
          <table:table-cell table:style-name="ce121"/>
          <table:table-cell table:number-columns-repeated="3"/>
        </table:table-row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10">
          <table:table-cell table:style-name="ce121"/>
          <table:table-cell table:style-name="ce203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205" office:value-type="string" calcext:value-type="string">
            <text:p>Critérios</text:p>
          </table:table-cell>
          <table:table-cell table:style-name="ce227" office:value-type="string" calcext:value-type="string">
            <text:p>- Χ^2/ndf o mais baixo possível</text:p>
          </table:table-cell>
        </table:table-row>
        <table:table-row table:style-name="ro11">
          <table:table-cell table:style-name="ce121"/>
          <table:table-cell table:number-columns-repeated="11"/>
          <table:table-cell table:style-name="ce227" office:value-type="string" calcext:value-type="string">
            <text:p>- Caso diferença de X^2/ndf seja pequena entre 2 casos, considera-se número + <text:s/>significativo de pontos </text:p>
          </table:table-cell>
        </table:table-row>
        <table:table-row table:style-name="ro7">
          <table:table-cell table:style-name="ce121"/>
          <table:table-cell table:number-columns-repeated="12"/>
        </table:table-row>
        <table:table-row table:style-name="ro12">
          <table:table-cell table:style-name="ce121"/>
          <table:table-cell table:style-name="ce204" office:value-type="string" calcext:value-type="string">
            <text:p>SV1</text:p>
          </table:table-cell>
          <table:table-cell table:number-columns-repeated="11"/>
        </table:table-row>
        <table:table-row table:style-name="ro12">
          <table:table-cell/>
          <table:table-cell table:style-name="ce205"/>
          <table:table-cell table:number-columns-repeated="11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213" table:formula="of:=[.D21]/([.C21]+ABS([.B21])-1)" office:value-type="float" office:value="9.51166666666667" calcext:value-type="float">
            <text:p>9,5116666667</text:p>
          </table:table-cell>
          <table:table-cell table:style-name="ce213"/>
          <table:table-cell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213" table:formula="of:=[.J21]/([.I21]-[.H21]-1)" office:value-type="float" office:value="7.80333333333333" calcext:value-type="float">
            <text:p>7,8033333333</text:p>
          </table:table-cell>
          <table:table-cell table:style-name="ce216"/>
          <table:table-cell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213" table:formula="of:=[.D22]/([.C22]+ABS([.B22])-1)" office:value-type="float" office:value="6.584" calcext:value-type="float">
            <text:p>6,584</text:p>
          </table:table-cell>
          <table:table-cell table:style-name="ce213"/>
          <table:table-cell/>
          <table:table-cell table:style-name="ce207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22]/4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table:style-name="ce207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23]/([.C23]+ABS([.B23])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213" table:formula="of:=[.J23]/([.I23]-[.H23]-1)" office:value-type="float" office:value="10.08" calcext:value-type="float">
            <text:p>10,08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213" table:formula="of:=[.D24]/([.C24]+ABS([.B24])-1)" office:value-type="float" office:value="5.77666666666667" calcext:value-type="float">
            <text:p>5,7766666667</text:p>
          </table:table-cell>
          <table:table-cell table:style-name="ce213" office:value-type="string" calcext:value-type="string">
            <text:p>poucos pontos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213" table:formula="of:=[.J24]/([.I24]-[.H24]-1)" office:value-type="float" office:value="23.2333333333333" calcext:value-type="float">
            <text:p>23,2333333333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213" table:formula="of:=[.D25]/([.C25]+ABS([.B25])-1)" office:value-type="float" office:value="7.955" calcext:value-type="float">
            <text:p>7,955</text:p>
          </table:table-cell>
          <table:table-cell table:style-name="ce213"/>
          <table:table-cell table:number-columns-repeated="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2" calcext:value-type="float">
            <text:p>-12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2" calcext:value-type="float">
            <text:p>-22</text:p>
          </table:table-cell>
          <table:table-cell table:number-columns-repeated="4"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number-columns-repeated="13"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7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213" table:formula="of:=[.D35]/([.C35]-[.B35]-1)" office:value-type="float" office:value="12.686" calcext:value-type="float">
            <text:p>12,686</text:p>
          </table:table-cell>
          <table:table-cell table:style-name="ce125"/>
          <table:table-cell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213" table:formula="of:=18.39/2" office:value-type="float" office:value="9.195" calcext:value-type="float">
            <text:p>9,195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36]/([.C36]-[.B36]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213" table:formula="of:=[.J36]/([.I36]-[.H36]-1)" office:value-type="float" office:value="8.53666666666667" calcext:value-type="float">
            <text:p>8,5366666667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213" table:formula="of:=[.D37]/([.C37]-[.B37]-1)" office:value-type="float" office:value="6.04666666666667" calcext:value-type="float">
            <text:p>6,0466666667</text:p>
          </table:table-cell>
          <table:table-cell table:style-name="ce213"/>
          <table:table-cell/>
          <table:table-cell table:style-name="ce208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37]/([.I37]-[.H37]-1)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213" table:formula="of:=[.D38]/([.C38]-[.B38]-1)" office:value-type="float" office:value="21.5666666666667" calcext:value-type="float">
            <text:p>21,5666666667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213" table:formula="of:=[.J38]/([.I38]-[.H38]-1)" office:value-type="float" office:value="14.74" calcext:value-type="float">
            <text:p>14,74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213" table:formula="of:=[.D39]/([.C39]-[.B39]-1)" office:value-type="float" office:value="4.794" calcext:value-type="float">
            <text:p>4,794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213" table:formula="of:=[.J39]/([.I39]-[.H39]-1)" office:value-type="float" office:value="26.3666666666667" calcext:value-type="float">
            <text:p>26,3666666667</text:p>
          </table:table-cell>
          <table:table-cell table:style-name="ce213"/>
          <table:table-cell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4"/>
          <table:table-cell table:style-name="ce216" table:number-columns-repeated="2"/>
          <table:table-cell/>
        </table:table-row>
        <table:table-row table:style-name="ro7">
          <table:table-cell table:number-columns-repeated="10"/>
          <table:table-cell table:style-name="ce213" table:number-columns-repeated="2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7" calcext:value-type="float">
            <text:p>-7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7" calcext:value-type="float">
            <text:p>-17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3"/>
        </table:table-row>
        <table:table-row table:style-name="ro12">
          <table:table-cell/>
          <table:table-cell table:style-name="ce204" office:value-type="string" calcext:value-type="string">
            <text:p>SV2</text:p>
          </table:table-cell>
          <table:table-cell table:number-columns-repeated="11"/>
        </table:table-row>
        <table:table-row table:style-name="ro7">
          <table:table-cell table:number-columns-repeated="13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/>
          <table:table-cell table:style-name="ce209"/>
          <table:table-cell table:number-columns-repeated="2"/>
          <table:table-cell table:style-name="ce213"/>
          <table:table-cell table:number-columns-repeated="2"/>
          <table:table-cell table:style-name="ce209"/>
          <table:table-cell table:number-columns-repeated="2"/>
          <table:table-cell table:style-name="ce213"/>
          <table:table-cell table:number-columns-repeated="2"/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.6" calcext:value-type="float">
            <text:p>38,6</text:p>
          </table:table-cell>
          <table:table-cell table:style-name="ce215" table:formula="of:=[.D55]/([.C55]+ABS([.B55])-1)" office:value-type="float" office:value="4.28888888888889" calcext:value-type="float">
            <text:p>4,288888888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44.79" calcext:value-type="float">
            <text:p>44,79</text:p>
          </table:table-cell>
          <table:table-cell table:style-name="ce215" table:formula="of:=[.J55]/([.I55]+ABS([.H55])-1)" office:value-type="float" office:value="4.479" calcext:value-type="float">
            <text:p>4,479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.75" calcext:value-type="float">
            <text:p>16,75</text:p>
          </table:table-cell>
          <table:table-cell table:style-name="ce213" table:formula="of:=[.D56]/([.C56]+ABS([.B56])-1)" office:value-type="float" office:value="2.09375" calcext:value-type="float">
            <text:p>2,09375</text:p>
          </table:table-cell>
          <table:table-cell table:style-name="ce216"/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23.9" calcext:value-type="float">
            <text:p>23,9</text:p>
          </table:table-cell>
          <table:table-cell table:style-name="ce213" table:formula="of:=[.J56]/([.I56]+ABS([.H56])-1)" office:value-type="float" office:value="2.65555555555556" calcext:value-type="float">
            <text:p>2,6555555556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57]/([.C57]+ABS([.B57])-1)" office:value-type="float" office:value="1.87571428571429" calcext:value-type="float">
            <text:p>1,8757142857</text:p>
          </table:table-cell>
          <table:table-cell table:style-name="ce216"/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57]/([.I57]+ABS([.H57])-1)" office:value-type="float" office:value="2.49125" calcext:value-type="float">
            <text:p>2,49125</text:p>
          </table:table-cell>
          <table:table-cell table:style-name="ce213"/>
          <table:table-cell/>
        </table:table-row>
        <table:table-row table:style-name="ro13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8.392" calcext:value-type="float">
            <text:p>8,392</text:p>
          </table:table-cell>
          <table:table-cell table:style-name="ce215" table:formula="of:=[.D58]/([.C58]+ABS([.B58])-1)" office:value-type="float" office:value="1.39866666666667" calcext:value-type="float">
            <text:p>1,3986666667</text:p>
          </table:table-cell>
          <table:table-cell table:style-name="ce217" office:value-type="string" calcext:value-type="string">
            <text:p>poucos pontos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6.9" calcext:value-type="float">
            <text:p>166,9</text:p>
          </table:table-cell>
          <table:table-cell table:style-name="ce213" table:formula="of:=[.J58]/([.I58]+ABS([.H58])-1)" office:value-type="float" office:value="23.8428571428571" calcext:value-type="float">
            <text:p>23,8428571429</text:p>
          </table:table-cell>
          <table:table-cell table:style-name="ce218" office:value-type="string" calcext:value-type="string">
            <text:p>poucos pontos</text:p>
          </table:table-cell>
          <table:table-cell/>
        </table:table-row>
        <table:table-row table:style-name="ro7">
          <table:table-cell table:number-columns-repeated="5"/>
          <table:table-cell table:style-name="ce218"/>
          <table:table-cell table:number-columns-repeated="7"/>
        </table:table-row>
        <table:table-row table:style-name="ro7">
          <table:table-cell table:number-columns-repeated="5"/>
          <table:table-cell table:style-name="ce213"/>
          <table:table-cell table:number-columns-repeated="4"/>
          <table:table-cell table:style-name="ce21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3" calcext:value-type="float">
            <text:p>-13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0" calcext:value-type="float">
            <text:p>-20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3"/>
          <table:table-cell table:style-name="ce216"/>
          <table:table-cell/>
        </table:table-row>
        <table:table-row table:style-name="ro14">
          <table:table-cell table:number-columns-repeated="13"/>
        </table:table-row>
        <table:table-row table:style-name="ro15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15">
          <table:table-cell table:number-columns-repeated="13"/>
        </table:table-row>
        <table:table-row table:style-name="ro7"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18.95" calcext:value-type="float">
            <text:p>18,95</text:p>
          </table:table-cell>
          <table:table-cell table:style-name="ce215" table:formula="of:=[.J69]/([.I69]+ABS([.H69])-1)" office:value-type="float" office:value="3.15833333333333" calcext:value-type="float">
            <text:p>3,15833333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.63" calcext:value-type="float">
            <text:p>12,63</text:p>
          </table:table-cell>
          <table:table-cell table:formula="of:=[.D70]/([.C70]-[.B70]-1)" office:value-type="float" office:value="2.526" calcext:value-type="float">
            <text:p>2,526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9.52" calcext:value-type="float">
            <text:p>19,52</text:p>
          </table:table-cell>
          <table:table-cell table:style-name="ce213" table:formula="of:=[.J70]/([.I70]+ABS([.H70])-1)" office:value-type="float" office:value="2.78857142857143" calcext:value-type="float">
            <text:p>2,7885714286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1143" calcext:value-type="float">
            <text:p>1143</text:p>
          </table:table-cell>
          <table:table-cell table:formula="of:=[.D71]/([.C71]-[.B71]-1)" office:value-type="float" office:value="190.5" calcext:value-type="float">
            <text:p>190,5</text:p>
          </table:table-cell>
          <table:table-cell office:value-type="string" calcext:value-type="string">
            <text:p>???</text:p>
          </table:table-cell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71]/([.I71]+ABS([.H71])-1)" office:value-type="float" office:value="2.49125" calcext:value-type="float">
            <text:p>2,49125</text:p>
          </table:table-cell>
          <table:table-cell table:number-columns-repeated="2"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72]/([.C72]-[.B72]-1)" office:value-type="float" office:value="1.87571428571429" calcext:value-type="float">
            <text:p>1,875714285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836" calcext:value-type="float">
            <text:p>1836</text:p>
          </table:table-cell>
          <table:table-cell table:style-name="ce215" table:formula="of:=[.J72]/([.I72]+ABS([.H72])-1)" office:value-type="float" office:value="204" calcext:value-type="float">
            <text:p>2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24.55" calcext:value-type="float">
            <text:p>24,55</text:p>
          </table:table-cell>
          <table:table-cell table:formula="of:=[.D73]/([.C73]-[.B73]-1)" office:value-type="float" office:value="3.06875" calcext:value-type="float">
            <text:p>3,06875</text:p>
          </table:table-cell>
          <table:table-cell table:number-columns-repeated="8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739" calcext:value-type="float">
            <text:p>1739</text:p>
          </table:table-cell>
          <table:table-cell table:formula="of:=[.D74]/([.C74]-[.B74]-1)" office:value-type="float" office:value="193.222222222222" calcext:value-type="float">
            <text:p>193,2222222222</text:p>
          </table:table-cell>
          <table:table-cell table:number-columns-repeated="5"/>
          <table:table-cell table:style-name="ce215"/>
          <table:table-cell table:style-name="ce213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5" calcext:value-type="float">
            <text:p>-5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1" calcext:value-type="float">
            <text:p>-11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5">
          <table:table-cell table:number-columns-repeated="13"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3">
          <table:table-cell table:number-columns-repeated="13"/>
        </table:table-row>
        <table:table-row table:style-name="ro7" table:number-rows-repeated="4">
          <table:table-cell table:number-columns-repeated="11"/>
          <table:table-cell table:style-name="ce213"/>
          <table:table-cell/>
        </table:table-row>
        <table:table-row table:style-name="ro7" table:number-rows-repeated="1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-00-0000</text:date>, <text:time style:data-style-name="N2" text:time-value="23:04:23.821482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1T00:34:52.786026633</dc:date>
    <meta:editing-cycles>194</meta:editing-cycles>
    <meta:editing-duration>P1DT10H46M52S</meta:editing-duration>
    <meta:document-statistic meta:table-count="11" meta:cell-count="12267" meta:object-count="0"/>
    <meta:user-defined meta:name="qrichtext">1</meta:user-defined>
  </office:meta>
</office:document-meta>
</file>